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900000027E72A1D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85cm" fo:margin-left="-0.191cm" table:align="left" style:writing-mode="lr-tb"/>
    </style:style>
    <style:style style:name="Table1.A" style:family="table-column">
      <style:table-column-properties style:column-width="1.893cm"/>
    </style:style>
    <style:style style:name="Table1.B" style:family="table-column">
      <style:table-column-properties style:column-width="2.701cm"/>
    </style:style>
    <style:style style:name="Table1.C" style:family="table-column">
      <style:table-column-properties style:column-width="2.237cm"/>
    </style:style>
    <style:style style:name="Table1.D" style:family="table-column">
      <style:table-column-properties style:column-width="3.078cm"/>
    </style:style>
    <style:style style:name="Table1.E" style:family="table-column">
      <style:table-column-properties style:column-width="6.47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C2" style:family="table-cell" style:data-style-name="N37">
      <style:table-cell-properties fo:padding-left="0.191cm" fo:padding-right="0.191cm" fo:padding-top="0cm" fo:padding-bottom="0cm" fo:border="0.018cm solid #000001"/>
    </style:style>
    <style:style style:name="Table2" style:family="table">
      <style:table-properties style:width="15.259cm" fo:margin-left="0.797cm" fo:margin-right="-0.055cm" table:align="margins" style:writing-mode="lr-tb"/>
    </style:style>
    <style:style style:name="Table2.A" style:family="table-column">
      <style:table-column-properties style:column-width="7.153cm" style:rel-column-width="30718*"/>
    </style:style>
    <style:style style:name="Table2.B" style:family="table-column">
      <style:table-column-properties style:column-width="8.107cm" style:rel-column-width="3481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A4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4" style:family="paragraph" style:parent-style-name="No_20_Spacing">
      <style:paragraph-properties fo:break-before="page"/>
      <style:text-properties fo:color="#365f91" style:font-name="Cambria" fo:font-size="14pt" fo:font-weight="bold" style:font-size-asian="14pt" style:font-weight-asian="bold"/>
    </style:style>
    <style:style style:name="P5" style:family="paragraph" style:parent-style-name="Standard">
      <style:paragraph-properties fo:break-before="page"/>
      <style:text-properties fo:color="#365f91" style:font-name="Cambria" fo:font-size="14pt" fo:font-weight="bold" style:font-size-asian="14pt" style:font-weight-asian="bold" style:font-size-complex="14pt"/>
    </style:style>
    <style:style style:name="P6" style:family="paragraph" style:parent-style-name="Heading_20_1">
      <style:paragraph-properties fo:break-before="page"/>
      <style:text-properties fo:font-size="15pt" style:font-size-asian="15pt" style:font-size-complex="15pt"/>
    </style:style>
    <style:style style:name="P7" style:family="paragraph" style:parent-style-name="No_20_Spacing">
      <style:text-properties fo:color="#365f91" style:font-name="Cambria" fo:font-size="14pt" fo:font-weight="bold" style:font-size-asian="14pt" style:font-weight-asian="bold"/>
    </style:style>
    <style:style style:name="P8" style:family="paragraph" style:parent-style-name="Contents_20_Heading">
      <style:paragraph-properties fo:margin-left="0.762cm" fo:margin-right="0cm" fo:text-indent="0cm" style:auto-text-indent="false"/>
    </style:style>
    <style:style style:name="P9" style:family="paragraph" style:parent-style-name="No_20_Spacing">
      <style:paragraph-properties fo:margin-top="0.423cm" fo:margin-bottom="0cm"/>
      <style:text-properties fo:color="#365f91" style:font-name="Cambria" fo:font-size="14pt" fo:font-weight="bold" style:font-size-asian="14pt" style:font-weight-asian="bold"/>
    </style:style>
    <style:style style:name="P10" style:family="paragraph" style:parent-style-name="Standard">
      <style:paragraph-properties fo:margin-top="0.847cm" fo:margin-bottom="0.353cm"/>
      <style:text-properties style:font-name="Cambria" fo:font-size="26pt" style:font-size-asian="26pt" style:font-size-complex="26pt"/>
    </style:style>
    <style:style style:name="P1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2pt" style:font-size-asian="12pt" style:language-asian="ja" style:country-asian="JP" style:font-size-complex="12pt"/>
    </style:style>
    <style:style style:name="P12" style:family="paragraph" style:parent-style-name="Contents_20_2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style:font-size-asian="12pt" style:language-asian="ja" style:country-asian="JP" style:font-size-complex="12pt"/>
    </style:style>
    <style:style style:name="P13" style:family="paragraph" style:parent-style-name="Heading_20_1">
      <style:paragraph-properties fo:margin-left="0cm" fo:margin-right="0cm" fo:orphans="2" fo:widows="2" fo:text-indent="0cm" style:auto-text-indent="false" fo:break-before="page" style:writing-mode="lr-tb"/>
      <style:text-properties fo:font-size="15pt" style:font-size-asian="15pt" style:font-size-complex="15pt"/>
    </style:style>
    <style:style style:name="P14" style:family="paragraph" style:parent-style-name="Heading_20_1">
      <style:paragraph-properties fo:margin-left="0cm" fo:margin-right="0cm" fo:orphans="2" fo:widows="2" fo:text-indent="0cm" style:auto-text-indent="false" style:writing-mode="lr-tb"/>
    </style:style>
    <style:style style:name="P15" style:family="paragraph" style:parent-style-name="Contents_20_2">
      <style:paragraph-properties fo:margin-left="0cm" fo:margin-right="0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 fo:margin-left="0cm" fo:margin-right="0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fo:font-size="12pt" style:font-size-asian="12pt" style:language-asian="ja" style:country-asian="JP" style:font-size-complex="12pt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>
      <style:paragraph-properties fo:orphans="2" fo:widows="2" style:writing-mode="lr-tb"/>
    </style:style>
    <style:style style:name="P19" style:family="paragraph" style:parent-style-name="Heading_20_2">
      <style:text-properties fo:font-size="14pt" style:font-size-asian="14pt" style:font-size-complex="14pt"/>
    </style:style>
    <style:style style:name="P20" style:family="paragraph" style:parent-style-name="Heading_20_2">
      <style:paragraph-properties fo:orphans="2" fo:widows="2" style:writing-mode="lr-tb"/>
    </style:style>
    <style:style style:name="P21" style:family="paragraph" style:parent-style-name="Heading_20_3">
      <style:text-properties fo:font-size="13pt" style:font-size-asian="13pt" style:font-size-complex="13pt"/>
    </style:style>
    <style:style style:name="P22" style:family="paragraph" style:parent-style-name="Anforderungen">
      <style:paragraph-properties fo:orphans="2" fo:widows="2" style:writing-mode="lr-tb"/>
    </style:style>
    <style:style style:name="P23" style:family="paragraph" style:parent-style-name="Anforderungen">
      <style:paragraph-properties fo:orphans="2" fo:widows="2" style:writing-mode="lr-tb"/>
    </style:style>
    <style:style style:name="P24" style:family="paragraph" style:parent-style-name="Anforderungen">
      <style:paragraph-properties fo:orphans="2" fo:widows="2" style:writing-mode="lr-tb"/>
      <style:text-properties style:use-window-font-color="true"/>
    </style:style>
    <style:style style:name="P25" style:family="paragraph" style:parent-style-name="Heading_20_1">
      <style:paragraph-properties fo:orphans="2" fo:widows="2" style:writing-mode="lr-tb"/>
      <style:text-properties fo:font-size="14pt" style:font-size-asian="14pt" style:font-size-complex="14pt"/>
    </style:style>
    <style:style style:name="P26" style:family="paragraph" style:parent-style-name="Heading_20_1">
      <style:paragraph-properties fo:margin-left="0cm" fo:margin-right="0cm" fo:orphans="2" fo:widows="2" fo:text-indent="0cm" style:auto-text-indent="false" style:writing-mode="lr-tb"/>
      <style:text-properties fo:font-size="14pt" style:font-size-asian="14pt" style:font-size-complex="14pt"/>
    </style:style>
    <style:style style:name="P27" style:family="paragraph" style:parent-style-name="Leistungsausgrenzung">
      <style:paragraph-properties fo:margin-left="0cm" fo:margin-right="0cm" fo:text-indent="0cm" style:auto-text-indent="false"/>
    </style:style>
    <style:style style:name="P28" style:family="paragraph" style:parent-style-name="Contents_20_2">
      <style:paragraph-properties fo:margin-left="0cm" fo:margin-right="0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fo:font-size="12pt" style:font-size-asian="12pt" style:language-asian="ja" style:country-asian="JP" style:font-size-complex="12pt"/>
    </style:style>
    <style:style style:name="P29" style:family="paragraph" style:parent-style-name="Standard" style:master-page-name="First_20_Page">
      <style:paragraph-properties style:page-number="auto"/>
      <style:text-properties fo:font-weight="bold" style:font-weight-asian="bold"/>
    </style:style>
    <style:style style:name="P30" style:family="paragraph" style:parent-style-name="Standard" style:list-style-name="L1"/>
    <style:style style:name="P31" style:family="paragraph" style:parent-style-name="Standard" style:list-style-name="L2"/>
    <style:style style:name="P32" style:family="paragraph" style:parent-style-name="Standard" style:list-style-name="L3"/>
    <style:style style:name="P33" style:family="paragraph" style:parent-style-name="Standard" style:list-style-name="L4">
      <style:paragraph-properties fo:line-height="100%"/>
    </style:style>
    <style:style style:name="P34" style:family="paragraph" style:parent-style-name="Standard">
      <style:paragraph-properties fo:margin-top="0cm" fo:margin-bottom="0cm" fo:line-height="100%"/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fo:font-size="18pt" style:font-size-asian="18pt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12pt" style:font-size-asian="12pt" style:language-asian="ja" style:country-asian="JP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number text:level="1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35" svg:width="1.587cm" svg:height="1.516cm" svg:x="0cm" svg:y="0cm">
        <draw:image xlink:href="Pictures/100000000000002900000027E72A1DE5.png" xlink:type="simple" xlink:show="embed" xlink:actuate="onLoad">
          <text:p/>
        </draw:image>
      </draw:frame>
      <text:p text:style-name="P29"/>
      <text:p text:style-name="P10">Hotelreservierungssystem<draw:frame draw:style-name="fr1" draw:name="graphics1" text:anchor-type="char" svg:x="0.058cm" svg:y="0.007cm" svg:width="1.588cm" svg:height="1.515cm" draw:z-index="1"><draw:image xlink:href="Pictures/100000000000002900000027E72A1DE5.png" xlink:type="simple" xlink:show="embed" xlink:actuate="onLoad"/></draw:frame></text:p>
      <text:p text:style-name="No_20_Spacing">im Auftrag der Firma</text:p>
      <text:p text:style-name="No_20_Spacing"/>
      <text:p text:style-name="No_20_Spacing">„Hoch-Hotel AG“ </text:p>
      <text:p text:style-name="No_20_Spacing">Hochstraße 99</text:p>
      <text:p text:style-name="No_20_Spacing">Hochhausen 99999</text:p>
      <text:p text:style-name="No_20_Spacing"/>
      <text:p text:style-name="No_20_Spacing"><text:span text:style-name="T1">Lastenheft</text:span><text:line-break/></text:p>
      <text:p text:style-name="No_20_Spacing"><text:line-break/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Swaneet Sahoo, Steffen Schweneker</text:p>
      <text:p text:style-name="No_20_Spacing"/>
      <text:p text:style-name="No_20_Spacing">Version: 0.3</text:p>
      <text:p text:style-name="No_20_Spacing">Status: Abgeschlossen</text:p>
      <text:p text:style-name="No_20_Spacing">Stand: 26.10.2013</text:p>
      <text:p text:style-name="No_20_Spacing"/>
      <text:p text:style-name="No_20_Spacing"/>
      <text:p text:style-name="P7"/>
      <text:p text:style-name="P4">Zusammenfassung</text:p>
      <text:p text:style-name="No_20_Spacing">Dieses Dokument beschreibt die fachlichen Anforderungen an das Hotelreservierungssystem, sowie Rahmenbedingungen und Organisation des Projekts. Auftraggeber ist die Firma „Hoch-Hotel AG“.</text:p>
      <text:p text:style-name="P9">Histori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Version</text:p>
          </table:table-cell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2">Datum</text:p>
          </table:table-cell>
          <table:table-cell table:style-name="Table1.A1" office:value-type="string">
            <text:p text:style-name="P2">Autor(en)</text:p>
          </table:table-cell>
          <table:table-cell table:style-name="Table1.A1" office:value-type="string">
            <text:p text:style-name="P2">Erläuterung</text:p>
          </table:table-cell>
        </table:table-row>
        <table:table-row table:style-name="Table1.1">
          <table:table-cell table:style-name="Table1.A1" office:value-type="string">
            <text:p text:style-name="P2">0.1</text:p>
          </table:table-cell>
          <table:table-cell table:style-name="Table1.A1" office:value-type="string">
            <text:p text:style-name="P2">In Arbeit</text:p>
          </table:table-cell>
          <table:table-cell table:style-name="Table1.C2" office:value-type="date" office:date-value="2013-10-15">
            <text:p text:style-name="P2">15.10.13</text:p>
          </table:table-cell>
          <table:table-cell table:style-name="Table1.A1" office:value-type="string">
            <text:p text:style-name="P2">Swaneet Sahoo, Steffen Schweneker</text:p>
          </table:table-cell>
          <table:table-cell table:style-name="Table1.A1" office:value-type="string">
            <text:p text:style-name="P2">Anforderungen geschrieben, sowie Stackholderliste erstellt und die Organisation und Rahmenbedingung geschreiben</text:p>
          </table:table-cell>
        </table:table-row>
        <table:table-row table:style-name="Table1.1">
          <table:table-cell table:style-name="Table1.A1" office:value-type="string">
            <text:p text:style-name="P2">0.2</text:p>
          </table:table-cell>
          <table:table-cell table:style-name="Table1.A1" office:value-type="string">
            <text:p text:style-name="P2">In Arbeit</text:p>
          </table:table-cell>
          <table:table-cell table:style-name="Table1.C2" office:value-type="date" office:date-value="2013-10-23">
            <text:p text:style-name="P2">23.10.13</text:p>
          </table:table-cell>
          <table:table-cell table:style-name="Table1.A1" office:value-type="string">
            <text:p text:style-name="P2">Swaneet Sahoo, Steffen Schweneker</text:p>
          </table:table-cell>
          <table:table-cell table:style-name="Table1.A1" office:value-type="string">
            <text:p text:style-name="P2">Anforderungen ergänzt, Glossar geschrieben sowie Prioritätenliste erstellt.</text:p>
          </table:table-cell>
        </table:table-row>
        <table:table-row table:style-name="Table1.1">
          <table:table-cell table:style-name="Table1.A1" office:value-type="string">
            <text:p text:style-name="P2">0.3</text:p>
          </table:table-cell>
          <table:table-cell table:style-name="Table1.A1" office:value-type="string">
            <text:p text:style-name="P2">Abgeschlossen</text:p>
          </table:table-cell>
          <table:table-cell table:style-name="Table1.C2" office:value-type="date" office:date-value="2013-10-26">
            <text:p text:style-name="P2">26.10.13</text:p>
          </table:table-cell>
          <table:table-cell table:style-name="Table1.A1" office:value-type="string">
            <text:p text:style-name="P2">Swaneet Sahoo, Steffen Schweneker</text:p>
          </table:table-cell>
          <table:table-cell table:style-name="Table1.A1" office:value-type="string">
            <text:p text:style-name="P2">Formatierung des Dokuments vorgenommen.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8"/>
      <text:p text:style-name="P5">Inhaltsverzeichnis</text:p>
      <text:p text:style-name="P12">1. Einleitung<text:tab/>4</text:p>
      <text:p text:style-name="P12"><text:s text:c="5"/>1.1 Ziele und Stakeholder<text:tab/>4</text:p>
      <text:p text:style-name="P15"><text:s text:c="5"/>1.2 <text:span text:style-name="T3">Rahmenbedingungen und Organisation<text:tab/>4</text:span></text:p>
      <text:p text:style-name="P16"><text:s text:c="5"/>1.3 Ansprechpartner auf Auftragnehmerseite<text:tab/>5</text:p>
      <text:p text:style-name="P16"><text:s text:c="5"/>1.4 Ansprechpartner auf Auftraggeberseite<text:tab/>5</text:p>
      <text:p text:style-name="P15"><text:span text:style-name="T3">2. </text:span><text:bookmark-start text:name="_Toc24122140111"/><text:span text:style-name="T3">L</text:span><text:bookmark-end text:name="_Toc24122140111"/><text:span text:style-name="T3">eistungsumfang<text:tab/>6</text:span></text:p>
      <text:p text:style-name="P15"><text:span text:style-name="T3"><text:s text:c="5"/>2.1 </text:span><text:bookmark-start text:name="_Toc24122140821"/><text:span text:style-name="T3">A</text:span><text:bookmark-end text:name="_Toc24122140821"/><text:span text:style-name="T3">nforderungen<text:tab/>6</text:span></text:p>
      <text:p text:style-name="P16"><text:s text:c="5"/>2.2 Eingrenzung<text:tab/>7</text:p>
      <text:p text:style-name="P16"><text:s text:c="5"/>2.3 Ausgrenzung<text:tab/>8</text:p>
      <text:p text:style-name="P16"><text:s text:c="5"/>2.4 Prioritäten<text:tab/>8</text:p>
      <text:p text:style-name="P16"><text:s text:c="5"/>2.5 Glossar<text:tab/>8</text:p>
      <text:p text:style-name="P16"/>
      <text:p text:style-name="P12"/>
      <text:p text:style-name="P12"/>
      <text:p text:style-name="P12"/>
      <text:p text:style-name="P11"/>
      <text:p text:style-name="P6"><text:bookmark text:name="__RefHeading__324_1754798011"/>1. <text:bookmark-start text:name="_Toc241221401"/>Einleitung<text:bookmark-end text:name="__RefHeading__324_1754798011"/><text:bookmark-end text:name="_Toc241221401"/></text:p>
      <text:h text:style-name="P19" text:outline-level="2"><text:bookmark text:name="__RefHeading__326_1754798011"/><text:bookmark-start text:name="_Toc241221402"/>Stakeholder und Ziele<text:bookmark-end text:name="__RefHeading__326_1754798011"/><text:bookmark-end text:name="_Toc241221402"/></text:h>
      <text:list xml:id="list1399038229" text:style-name="L1">
        <text:list-item>
          <text:p text:style-name="P30">Firmenleitung: Übersicht über das Hotel</text:p>
        </text:list-item>
        <text:list-item>
          <text:p text:style-name="P30">Datenverwaltungsangestellter: Umgang mit Stammdaten(Integration und Veränderungen)</text:p>
        </text:list-item>
        <text:list-item>
          <text:p text:style-name="P30">'data-scientist': Export der in der Datenbank angelegten Daten zur eigenen Erstellung von Statistiken</text:p>
        </text:list-item>
        <text:list-item>
          <text:p text:style-name="P30">Rezeptionsangestellte: Umgang mit Buchungen, Reservierungen, Stornierungen und manuellen Änderungen an diesen Belegungen</text:p>
        </text:list-item>
        <text:list-item>
          <text:p text:style-name="P30">Wartungsdienst: Wartung des Systems</text:p>
        </text:list-item>
        <text:list-item>
          <text:p text:style-name="P30">Reinigungsdienst: Übersicht über die zu reinigenden Zimmer</text:p>
        </text:list-item>
        <text:list-item>
          <text:p text:style-name="P30">Gast: Buchung und Reservierung eines Zimmers und Stornierung</text:p>
        </text:list-item>
        <text:list-item>
          <text:p text:style-name="P30">Datenschutzrechtlicher Anwalt: Einhaltung der Rechte im System</text:p>
        </text:list-item>
      </text:list>
      <text:p text:style-name="Standard"><text:tab/>Ziele: Ersatz des bisherigen Pinnwandsystems zur Zimmer-Reservierung und <text:s/>Abrechnung <text:tab/>durch ein automatisiertes Informationssystems welches weitere Funktionalitäten bietet wie <text:tab/>Statistiken unter Hilfe eines 'data-scientist' , Ankunft &amp; Abreise Informationen und <text:tab/>Stammkunden.</text:p>
      <text:h text:style-name="P19" text:outline-level="2"><text:bookmark text:name="__RefHeading__328_1754798011"/><text:bookmark-start text:name="_Toc241221403"/>Rahmenbedingungen und Organisation<text:bookmark-end text:name="__RefHeading__328_1754798011"/><text:bookmark-end text:name="_Toc241221403"/></text:h>
      <text:p text:style-name="Standard"><text:tab/><text:span text:style-name="T4">Analyse:</text:span> Zunächst wird in Zusammenarbeit mit der Firma „Hoch-Hotel AG“ ein <text:tab/>Lastenheft(dieses Dokument) angefertigt. Die Ausarbeitung findet in direkter Zusammenarbeit <text:tab/>statt um die erforderlichen Ziele und Funktionen festzustellen. Die Ist-Analyse und Soll-<text:tab/>Analyse und die Kontextabgrenzung ist außerdem ein Bestandteil dieser Phase. Unter <text:tab/>Verwendung von GUI-Mockups wird auch die Aussicht auf die Arbeitsweise mit der Software <text:tab/>vorgestellt.</text:p>
      <text:p text:style-name="Standard"><text:tab/><text:span text:style-name="T4">Design:</text:span> Aus dem Lastenheft wird eine Spezifikation entworfen, welches die wesentlichen <text:tab/>Bestandteile und Funktionalitäten spezifiziert. Die Spezifikation gilt als zentrales <text:tab/>Kommunikationsdokument. Teil der Spezifikation sind z.B. das Fachliche Datenmodell, <text:tab/>Anwendungsfälle und Interaktion mit Mitarbeitern(Dialoge).</text:p>
      <text:p text:style-name="Standard"><text:tab/><text:span text:style-name="T4">Implementierung:</text:span> In dieser Phase werden die in der Spezifikation entworfenen Architekturen <text:tab/>und Technologieentscheidungen modulweise und verteilt implementiert, ausgeführt und <text:tab/>getestet.</text:p>
      <text:p text:style-name="Standard"><text:tab/><text:span text:style-name="T4">Wartung und Installation:</text:span> Das System wird physisch als auch digital zusammengebaut und <text:tab/>es werden auch Tests mit den betroffenen Nutzern(z.B. den Probegästen oder den <text:tab/>Rezeptionsangestellten) durchgeführt. Die Nutzer werden auch in die Verwendung des <text:tab/>Systems eingelehrt. Insbesondere wird der Wartungsdienst über die Wartung gelehrt und <text:tab/>übernimmt ab dieser Phase die Verantwortung über das System.</text:p>
      <text:p text:style-name="Standard"/>
      <text:p text:style-name="Standard"><text:soft-page-break/><text:tab/>Wir nehmen an das zu Beginn des Softwareprojekts die Computerinfrastruktur installiert und <text:tab/>funktionsfähig ist. „Hoch-Hotel AG“ ist für die Herstellung dieser Infrastruktur vor der <text:tab/>Durchführung dieses Projekts verantwortlich. Die genauen Anforderungen an diese <text:tab/>Infrastruktur sind in nach der Netzwerknorm N-DIN-314 spezifiziert.</text:p>
      <text:h text:style-name="P19" text:outline-level="2"><text:bookmark text:name="__RefHeading__330_1754798011"/><text:bookmark-start text:name="_Toc241221404"/>Ansprechpartner auf Auftragnehmerseite<text:bookmark-end text:name="__RefHeading__330_1754798011"/><text:bookmark-end text:name="_Toc241221404"/></text:h>
      <text:list xml:id="list478519377" text:style-name="L2">
        <text:list-item>
          <text:p text:style-name="P31">Projektleitung: „Swaneet Sahoo“ und „Steffen Schweneker“</text:p>
        </text:list-item>
      </text:list>
      <text:h text:style-name="P19" text:outline-level="2"><text:bookmark text:name="__RefHeading__332_1754798011"/><text:bookmark-start text:name="_Toc241221405"/>Ansprechpartner auf Auftraggeberseite<text:bookmark-end text:name="__RefHeading__332_1754798011"/><text:bookmark-end text:name="_Toc241221405"/></text:h>
      <text:list xml:id="list1937850448" text:style-name="L3">
        <text:list-item>
          <text:p text:style-name="P32">Firmenleitung</text:p>
        </text:list-item>
        <text:list-item>
          <text:p text:style-name="P32">Hotelverwaltung</text:p>
        </text:list-item>
        <text:list-item>
          <text:p text:style-name="P32">Organisator der Stichprobe an Gästen</text:p>
        </text:list-item>
        <text:list-item>
          <text:p text:style-name="P32">Anwalt zur Abdeckung der datenschutzrechtlichen Rahmen<text:bookmark text:name="_Toc241221407"/></text:p>
        </text:list-item>
      </text:list>
      <text:p text:style-name="P13">2. <text:bookmark-start text:name="_Toc2412214011"/>L<text:bookmark-end text:name="_Toc2412214011"/>eistungsumfang</text:p>
      <text:p text:style-name="P18"><text:tab/>In diesem Kapitel wird der Leistungsumfang durch Anforderungen, Prämissen und <text:tab/>Leistungsausgrenzungen beschrieben.</text:p>
      <text:p text:style-name="P14"><text:span text:style-name="T5">2.1 </text:span><text:bookmark-start text:name="_Toc2412214082"/><text:span text:style-name="T5">A</text:span><text:bookmark-end text:name="_Toc2412214082"/><text:span text:style-name="T5">nforderungen</text:span></text:p>
      <text:h text:style-name="P21" text:outline-level="3" text:is-list-header="true"><text:bookmark text:name="__RefHeading__592_985192910"/>Firmenleitung:<text:bookmark-end text:name="__RefHeading__592_985192910"/></text:h>
      <text:h text:style-name="P22" text:outline-level="1">Die Firmenleitung hat eine Übersicht ü<text:span text:style-name="T2">ber einfache Statistiken(die auch ohne einen 'data-scientist' vorgestellt werden) der letzen Woche. Diese Statistiken sind Status der Zimmer als Grundriss der Stockwerke, Umsatz und Aktivität der Mitarbeiter.</text:span></text:h>
      <text:h text:style-name="Heading_20_2" text:outline-level="2" text:is-list-header="true"><text:bookmark text:name="__RefHeading__596_985192910"/>Datenverwaltungsangestellte:<text:bookmark-end text:name="__RefHeading__596_985192910"/></text:h>
      <text:h text:style-name="P24" text:outline-level="1"><text:bookmark text:name="__RefHeading__598_985192910"/>Der DWA fügt zur Integration alle Stammdaten <text:bookmark-end text:name="__RefHeading__598_985192910"/></text:h>
      <text:h text:style-name="P24" text:outline-level="1"><text:bookmark text:name="__RefHeading__600_985192910"/>Der DWA hat exklusive Rechte und kann am Verwaltungsrechner die Stammdaten wenn die <text:s/>Zimmer nicht reserviert oder gebucht sind verändern.<text:bookmark-end text:name="__RefHeading__600_985192910"/></text:h>
      <text:h text:style-name="P20" text:outline-level="2" text:is-list-header="true"><text:bookmark text:name="__RefHeading__602_985192910"/>Data-scientist:<text:bookmark-end text:name="__RefHeading__602_985192910"/></text:h>
      <text:h text:style-name="Anforderungen" text:outline-level="1"><text:bookmark text:name="__RefHeading__604_985192910"/>Das System erlaubt einem 'data-scientist' <text:s/>den Export der gesammelten Daten zur Analyse.<text:bookmark-end text:name="__RefHeading__604_985192910"/></text:h>
      <text:h text:style-name="P20" text:outline-level="2" text:is-list-header="true"><text:bookmark text:name="__RefHeading__606_985192910"/>Rezeptions-angestellte:<text:bookmark-end text:name="__RefHeading__606_985192910"/></text:h>
      <text:h text:style-name="Anforderungen" text:outline-level="1"><text:bookmark text:name="__RefHeading__608_985192910"/>Die Rezeptions-angestellte haben Einsicht auf die aktuelle und geplante/zukünftige Zimmerbelegung und können manuell Buchungen hinzufügen und entfernen.<text:bookmark-end text:name="__RefHeading__608_985192910"/></text:h>
      <text:h text:style-name="P20" text:outline-level="2" text:is-list-header="true"><text:bookmark text:name="__RefHeading__610_985192910"/>Wartungsdienst:<text:bookmark-end text:name="__RefHeading__610_985192910"/></text:h>
      <text:h text:style-name="Anforderungen" text:outline-level="1"><text:bookmark text:name="__RefHeading__612_985192910"/>Das System benachrichtigt den Wartungsdienst regelmäßig und bei auftretenden Fehlern auf Bearbeitung.<text:bookmark-end text:name="__RefHeading__612_985192910"/></text:h>
      <text:h text:style-name="P24" text:outline-level="1"><text:bookmark text:name="__RefHeading__614_985192910"/>Der Wartungsdienst kann bei der Wiederherstellung durch Logs fehlerhafte Vorgänge ausschließen. (Um den dadurch erzeugten Fehler zu beheben.)<text:bookmark-end text:name="__RefHeading__614_985192910"/></text:h>
      <text:h text:style-name="P22" text:outline-level="1"><text:bookmark text:name="__RefHeading__616_985192910"/><text:span text:style-name="T2">Der Wartungsdienst hat die Möglichk</text:span>eit Backups zu erstellen und sie ggf. mit dem aktuellen System auszutauschen.<text:bookmark-end text:name="__RefHeading__616_985192910"/></text:h>
      <text:h text:style-name="P24" text:outline-level="1"><text:bookmark text:name="__RefHeading__618_985192910"/>Die Vorgänge sind so geloggt, sodass jeder Zeitpunkt nach dem Backup wieder hergestellt werden kann.<text:bookmark-end text:name="__RefHeading__618_985192910"/></text:h>
      <text:h text:style-name="P20" text:outline-level="2" text:is-list-header="true"><text:bookmark text:name="__RefHeading__620_985192910"/>Reinigungsdienst:<text:bookmark-end text:name="__RefHeading__620_985192910"/></text:h>
      <text:h text:style-name="Anforderungen" text:outline-level="1"><text:bookmark text:name="__RefHeading__622_985192910"/>Das System zeigt dem Reinigungsdienst einen chronologischen Reinigungsplan aller Zimmer.<text:bookmark-end text:name="__RefHeading__622_985192910"/></text:h>
      <text:h text:style-name="Anforderungen" text:outline-level="1">Der Reinigungsdient kann nach der Reinigung eines Zimmers dieses als gereinigt makieren.</text:h>
      <text:h text:style-name="P20" text:outline-level="2" text:is-list-header="true"><text:bookmark text:name="__RefHeading__624_985192910"/>Gastanforderungen:<text:bookmark-end text:name="__RefHeading__624_985192910"/></text:h>
      <text:p text:style-name="P22"><text:bookmark text:name="__RefHeading__626_985192910"/><text:s/>Die Stichprobe der Gäste bewertet einen Durchschnitt von 3.5 oder höher in der GUI-Bewertungsscala.<text:bookmark-end text:name="__RefHeading__626_985192910"/></text:p>
      <text:h text:style-name="Anforderungen" text:outline-level="1"><text:bookmark text:name="__RefHeading__628_985192910"/>Der Gast wird über alle ihn betreffenden Reservierungen, Buchungen und Abrechnungen vom System benachrichtigt.<text:bookmark-end text:name="__RefHeading__628_985192910"/></text:h>
      <text:p text:style-name="P22"><text:bookmark text:name="__RefHeading__630_985192910"/><text:soft-page-break/>Aktionen die von einem Gast ausgehen, gegenüber dem System werden innerhalb einer Sekunde vom System beantwortet.<text:bookmark-end text:name="__RefHeading__630_985192910"/></text:p>
      <text:h text:style-name="Anforderungen" text:outline-level="1"><text:bookmark text:name="__RefHeading__632_985192910"/>Der Gast kann ein Zimmer mit ein oder mehr Betten für eine Dauer von mindestens einem Tag online buchen.<text:bookmark-end text:name="__RefHeading__632_985192910"/></text:h>
      <text:h text:style-name="Anforderungen" text:outline-level="1"><text:bookmark text:name="__RefHeading__634_985192910"/>Der Gast kann die Buchung auch vor Ort an der Rezeption vornehmen.<text:bookmark-end text:name="__RefHeading__634_985192910"/></text:h>
      <text:h text:style-name="Anforderungen" text:outline-level="1"><text:bookmark text:name="__RefHeading__636_985192910"/>Bereits zur Buchung wird zwischen Kindern und Erwachsenen unterschieden.<text:bookmark-end text:name="__RefHeading__636_985192910"/></text:h>
      <text:h text:style-name="Anforderungen" text:outline-level="1"><text:bookmark text:name="__RefHeading__638_985192910"/>Der Gast hat bei der Buchung die Auswahl zwischen unterschiedlichen Luxusklassen <text:s/>zu unterschiedlichen Preisen. Das System erlaubt nur Buchung bei denen noch Zimmer frei sind.<text:bookmark-end text:name="__RefHeading__638_985192910"/></text:h>
      <text:h text:style-name="Anforderungen" text:outline-level="1"><text:bookmark text:name="__RefHeading__640_985192910"/>Bei der niedrigen und mittleren Preisklasse weisst das System dem Gast das Zimmer automatisch zu.<text:bookmark-end text:name="__RefHeading__640_985192910"/></text:h>
      <text:h text:style-name="Anforderungen" text:outline-level="1"><text:bookmark text:name="__RefHeading__642_985192910"/>Das System zeigt dem Gast bereits zur Buchung die Gesamtkosten für den Aufenthalt inkl. aller Services ohne Gastronomie und Transport an.<text:bookmark-end text:name="__RefHeading__642_985192910"/></text:h>
      <text:h text:style-name="Anforderungen" text:outline-level="1"><text:bookmark text:name="__RefHeading__644_985192910"/>Das System zeigt und erlaubt dem Gast die Buchung behinderten-gerechter Zimmer.<text:bookmark-end text:name="__RefHeading__644_985192910"/></text:h>
      <text:h text:style-name="Anforderungen" text:outline-level="1"><text:bookmark text:name="__RefHeading__646_985192910"/>Der Gast kann die Erreichbarkeit des Hotels d.h. Bus- und Bahnanbindung sowie Parkmöglichkeiten anzeigen lassen.<text:bookmark-end text:name="__RefHeading__646_985192910"/></text:h>
      <text:h text:style-name="Anforderungen" text:outline-level="1"><text:bookmark text:name="__RefHeading__648_985192910"/><text:s/>Ab der mittleren Preisklasse zeigt das System dem Gast ein Lageplan des Zimmers inkl. anderer freier Zimmer an. <text:s/><text:bookmark-end text:name="__RefHeading__648_985192910"/></text:h>
      <text:h text:style-name="Anforderungen" text:outline-level="1"><text:bookmark text:name="__RefHeading__650_985192910"/>Ab der hohen Preisklasse kann das Zimmer vom Gast, sofern es frei ist, <text:s/>gewählt werden.<text:bookmark-end text:name="__RefHeading__650_985192910"/></text:h>
      <text:h text:style-name="Anforderungen" text:outline-level="1"><text:bookmark text:name="__RefHeading__652_985192910"/>Ab der mittleren Preisklasse können Stammgäste das Zimmer (wie bei A25).<text:bookmark-end text:name="__RefHeading__652_985192910"/></text:h>
      <text:h text:style-name="Anforderungen" text:outline-level="1"><text:bookmark text:name="__RefHeading__654_985192910"/>Der Gast kann spätestens eine Woche vor dem Bezug das Zimmer stornieren.<text:bookmark-end text:name="__RefHeading__654_985192910"/></text:h>
      <text:h text:style-name="Anforderungen" text:outline-level="1"><text:bookmark text:name="__RefHeading__656_985192910"/>Der Gast kann online als auch im Hotel bezahlen.<text:bookmark-end text:name="__RefHeading__656_985192910"/></text:h>
      <text:h text:style-name="Anforderungen" text:outline-level="1"><text:bookmark text:name="__RefHeading__658_985192910"/>Die Bezahlmethoden sind online per Kreditkarte und im Hotel Bar oder mit Kreditkarte oder Bitcoin. <text:bookmark-end text:name="__RefHeading__658_985192910"/></text:h>
      <text:h text:style-name="P20" text:outline-level="2" text:is-list-header="true"><text:bookmark text:name="__RefHeading__660_985192910"/>Datenschutzrechtlicher Anwalt:<text:bookmark-end text:name="__RefHeading__660_985192910"/></text:h>
      <text:h text:style-name="P22" text:outline-level="1"><text:bookmark text:name="__RefHeading__662_985192910"/>Die vom Datens<text:span text:style-name="T2">chutzrechtsanwalt gestellten Bedingungen müssen erfüllt werden.</text:span><text:bookmark-end text:name="__RefHeading__662_985192910"/></text:h>
      <text:h text:style-name="P20" text:outline-level="2" text:is-list-header="true"><text:bookmark text:name="__RefHeading__664_985192910"/>Sonstige Anforderungen:<text:bookmark-end text:name="__RefHeading__664_985192910"/></text:h>
      <text:h text:style-name="Anforderungen" text:outline-level="1"><text:bookmark text:name="__RefHeading__668_985192910"/>Das System ist nach einer Norm DOC-DIN-129 dokumentiert die das Verstehen der Software vereinfacht.<text:bookmark-end text:name="__RefHeading__668_985192910"/></text:h>
      <text:p text:style-name="P25">2.2. Eingrenzung</text:p>
      <text:p text:style-name="P27">E1 <text:tab/>Das System übernimmt die Organisation der Zimmerreservierungen und die Abrechnung <text:s text:c="16"/><text:tab/>sowie Benachrichtigungen für den Angestellten (Wartungsdienst, Hotelverwaltung) und Gäste. </text:p>
      <text:p text:style-name="P27">E2 <text:tab/>Das System ermöglicht die Erzeugung von Statistiken durch ein 'data-scientist' für die <text:tab/>Unternehmungsführung.</text:p>
      <text:p text:style-name="P26"><text:soft-page-break/>2.3. Ausgrenzung</text:p>
      <text:p text:style-name="P27">AUS1 <text:tab/>Die Wartung nach dem Ablauf der Gewährleistungsdauer wird nicht von uns übernommen. </text:p>
      <text:p text:style-name="P27">AUS2 <text:tab/>Die Computerinfrastruktur wird nicht von uns hergestellt.<text:bookmark text:name="_Toc241221409"/></text:p>
      <text:p text:style-name="Heading_20_1"><text:bookmark text:name="__RefHeading__350_1754798011"/>2.4 <text:span text:style-name="T5">Prioritäten</text:span><text:bookmark-end text:name="__RefHeading__350_1754798011"/></text:p>
      <text:p text:style-name="P17"><text:tab/>Die Priorität der Anforderungen geht nach ihren betroffenen Rollen. Anforderungen dessen <text:tab/>Rollen in dieser Liste zuerst auftauchen haben eine höhere Priorität. Von zwei Anforderungen <text:tab/>gleicher Rolle hat die zuerst aufgelistete Anforderung die Priorität.</text:p>
      <text:list xml:id="list356944711" text:style-name="L4">
        <text:list-item>
          <text:p text:style-name="P33">Firmenleitung (Höchste Priorität)</text:p>
        </text:list-item>
        <text:list-item>
          <text:p text:style-name="P33">Datenschutzrechtlicher Anwalt</text:p>
        </text:list-item>
        <text:list-item>
          <text:p text:style-name="P33">Gastanforderungen</text:p>
        </text:list-item>
        <text:list-item>
          <text:p text:style-name="P33">Datenverwaltungsangestellte</text:p>
        </text:list-item>
        <text:list-item>
          <text:p text:style-name="P33">Rezeptionsangestellte</text:p>
        </text:list-item>
        <text:list-item>
          <text:p text:style-name="P33">Statistikanforderungen</text:p>
        </text:list-item>
        <text:list-item>
          <text:p text:style-name="P33">Reinigungsdienst(Niedrigste Priorität)</text:p>
        </text:list-item>
      </text:list>
      <text:p text:style-name="Heading_20_1"><text:bookmark text:name="__RefHeading__352_1754798011"/>2.5 <text:bookmark-start text:name="_Toc241221411"/>Glossar<text:bookmark-end text:name="__RefHeading__352_1754798011"/><text:bookmark-end text:name="_Toc241221411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Begriff</text:p>
          </table:table-cell>
          <table:table-cell table:style-name="Table2.A1" office:value-type="string">
            <text:p text:style-name="P3">Definition</text:p>
          </table:table-cell>
        </table:table-row>
        <table:table-row table:style-name="Table2.1">
          <table:table-cell table:style-name="Table2.A1" office:value-type="string">
            <text:p text:style-name="P2">Preisklasse</text:p>
          </table:table-cell>
          <table:table-cell table:style-name="Table2.A1" office:value-type="string">
            <text:p text:style-name="P2">Die Preisklasse ist in 3 Kategorien aufgeteilt: Hoch, Mittel, Niedrig</text:p>
          </table:table-cell>
        </table:table-row>
        <table:table-row table:style-name="Table2.1">
          <table:table-cell table:style-name="Table2.A1" office:value-type="string">
            <text:p text:style-name="P2">Stammkunde</text:p>
          </table:table-cell>
          <table:table-cell table:style-name="Table2.A1" office:value-type="string">
            <text:p text:style-name="P2">Ein Gast erhält den Stammkunden Status wenn der Gast für zwei Jahre Pausen im Hotelaufenthalt von nicht länger als sechs Monaten hat</text:p>
          </table:table-cell>
        </table:table-row>
        <table:table-row table:style-name="Table2.1">
          <table:table-cell table:style-name="Table2.A4" office:value-type="string">
            <text:p text:style-name="P2">Stammdaten</text:p>
          </table:table-cell>
          <table:table-cell table:style-name="Table2.A4" office:value-type="string">
            <text:p text:style-name="P2">Zimmergröße, behinderten gerechte Zimmer, Preisklasse, Ausrichtung und Stockwerk der Zimmer, Zimmernummer </text:p>
          </table:table-cell>
        </table:table-row>
        <table:table-row table:style-name="Table2.1">
          <table:table-cell table:style-name="Table2.A1" office:value-type="string">
            <text:p text:style-name="P2">'data-scientist'</text:p>
          </table:table-cell>
          <table:table-cell table:style-name="Table2.A1" office:value-type="string">
            <text:p text:style-name="P2">Eine Person, die durch Analyse von Daten für die Firmenleitung relevante Informationen, meist durch Statistiken, erstellt</text:p>
          </table:table-cell>
        </table:table-row>
        <table:table-row table:style-name="Table2.1">
          <table:table-cell table:style-name="Table2.A4" office:value-type="string">
            <text:p text:style-name="P2">DWA</text:p>
          </table:table-cell>
          <table:table-cell table:style-name="Table2.A4" office:value-type="string">
            <text:p text:style-name="P2">Datenverwaltungsangestellter – Personen, die spezifisch für die Stammdaten und für besondere Angelegenheiten an den Daten verantwortlich sind und entsprechend höher Rechte haben</text:p>
          </table:table-cell>
        </table:table-row>
        <table:table-row table:style-name="Table2.1">
          <table:table-cell table:style-name="Table2.A1" office:value-type="string">
            <text:p text:style-name="P2">GUI-Bewertungsscala</text:p>
          </table:table-cell>
          <table:table-cell table:style-name="Table2.A1" office:value-type="string">
            <text:p text:style-name="P2">Wir verwenden die Norm G-DIN-512 um die GUIs zu bewerten.</text:p>
          </table:table-cell>
        </table:table-row>
        <table:table-row table:style-name="Table2.1">
          <table:table-cell table:style-name="Table2.A4" office:value-type="string">
            <text:p text:style-name="P2">Reinigungspan</text:p>
          </table:table-cell>
          <table:table-cell table:style-name="Table2.A4" office:value-type="string">
            <text:p text:style-name="P2">Der Reinigungsplan zeigt dem Reinigungsdienst welche Zimmer frei sind und zeigt ihm eine Liste in der Reihenfolge diese zu Reinigen sind.</text:p>
          </table:table-cell>
        </table:table-row>
      </table:table>
      <text:p text:style-name="Heading_20_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243f60" style:font-name="Cambria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nforderungen" style:family="paragraph" style:parent-style-name="List_20_Paragraph" style:default-outline-level="1">
      <style:paragraph-properties fo:margin-left="1.501cm" fo:margin-right="0cm" fo:margin-top="0cm" fo:margin-bottom="0.353cm" fo:text-indent="-1cm" style:auto-text-indent="false">
        <style:tab-stops>
          <style:tab-stop style:position="-3.752cm"/>
        </style:tab-stops>
      </style:paragraph-properties>
    </style:style>
    <style:style style:name="Prämissen" style:family="paragraph" style:parent-style-name="Anforderungen" style:default-outline-level="" style:list-style-name="">
      <style:paragraph-properties fo:margin-left="1.501cm" fo:margin-right="0cm" fo:margin-top="0cm" fo:margin-bottom="0.353cm" fo:text-indent="-1.02cm" style:auto-text-indent="false"/>
    </style:style>
    <style:style style:name="Leistungsausgrenzung" style:family="paragraph" style:parent-style-name="Prämissen">
      <style:paragraph-properties fo:margin-left="1.501cm" fo:margin-right="0cm" fo:margin-top="0cm" fo:margin-bottom="0.353cm" fo:text-indent="-1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prechblasentext_20_Zeichen" style:display-name="Sprechblasentext Zeiche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Überschrift_20_3_20_Zeichen" style:display-name="Überschrift 3 Zeichen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Kopfzeile_20_Zeichen" style:display-name="Kopfzeile Zeichen" style:family="text" style:parent-style-name="Default_20_Paragraph_20_Font"/>
    <style:style style:name="Fußzeile_20_Zeichen" style:display-name="Fußzeile Zeichen" style:family="text" style:parent-style-name="Default_20_Paragraph_20_Font"/>
    <style:style style:name="Überschrift_20_4_20_Zeichen" style:display-name="Überschrift 4 Zeichen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Überschrift_20_5_20_Zeichen" style:display-name="Überschrift 5 Zeichen" style:family="text" style:parent-style-name="Default_20_Paragraph_20_Font">
      <style:text-properties fo:color="#243f60" style:font-name="Cambria"/>
    </style:style>
    <style:style style:name="Überschrift_20_6_20_Zeichen" style:display-name="Überschrift 6 Zeichen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Überschrift_20_7_20_Zeichen" style:display-name="Überschrift 7 Zeichen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Überschrift_20_8_20_Zeichen" style:display-name="Überschrift 8 Zeichen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Überschrift_20_9_20_Zeichen" style:display-name="Überschrift 9 Zeichen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enabsatz_20_Zeichen" style:display-name="Listenabsatz Zeichen" style:family="text" style:parent-style-name="Default_20_Paragraph_20_Font"/>
    <style:style style:name="Anforderungen_20_Zchn" style:display-name="Anforderungen Zchn" style:family="text" style:parent-style-name="Listenabsatz_20_Zeichen"/>
    <style:style style:name="Prämissen_20_Zchn" style:display-name="Prämissen Zchn" style:family="text" style:parent-style-name="Anforderungen_20_Zchn"/>
    <style:style style:name="Leistungsausgrenzung_20_Zchn" style:display-name="Leistungsausgrenzung Zchn" style:family="text" style:parent-style-name="Prämissen_20_Zchn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eichen" style:display-name="Kommentartext Zeichen" style:family="text" style:parent-style-name="Default_20_Paragraph_20_Font">
      <style:text-properties fo:font-size="10pt" style:font-size-asian="10pt" style:font-size-complex="10pt"/>
    </style:style>
    <style:style style:name="Kommentarthema_20_Zeichen" style:display-name="Kommentarthema Zeichen" style:family="text" style:parent-style-name="Kommentartext_20_Zeichen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 fo:font-size="11pt" fo:font-weight="normal" style:font-size-asian="11pt" style:font-weight-asian="normal" style:font-name-complex="Calibri1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4" style:num-prefix="A" style:num-format="1">
        <style:list-level-properties text:list-level-position-and-space-mode="label-alignment">
          <style:list-level-label-alignment text:label-followed-by="listtab" fo:text-indent="-1cm" fo:margin-left="1.50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Standard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4" style:num-prefix="A" style:num-format="1">
        <style:list-level-properties text:list-level-position-and-space-mode="label-alignment">
          <style:list-level-label-alignment text:label-followed-by="listtab" fo:text-indent="-1cm" fo:margin-left="1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4" style:num-prefix="P" style:num-format="1">
        <style:list-level-properties text:list-level-position-and-space-mode="label-alignment">
          <style:list-level-label-alignment text:label-followed-by="listtab" fo:text-indent="-1.02cm" fo:margin-left="1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4" style:num-prefix="L" style:num-format="1">
        <style:list-level-properties text:list-level-position-and-space-mode="label-alignment">
          <style:list-level-label-alignment text:label-followed-by="listtab" fo:text-indent="-1cm" fo:margin-left="1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2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9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6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83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10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7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64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9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4" style:num-prefix="A" style:num-format="1">
        <style:list-level-properties text:list-level-position-and-space-mode="label-alignment">
          <style:list-level-label-alignment text:label-followed-by="listtab" fo:text-indent="-1cm" fo:margin-left="1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0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0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eite | <text:page-number text:select-page="current">8</text:page-number> 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of. Dr. Stefan Sarstedt</meta:initial-creator>
    <meta:editing-cycles>79</meta:editing-cycles>
    <meta:print-date>2010-09-28T11:05:00</meta:print-date>
    <meta:creation-date>2013-08-25T10:07:00</meta:creation-date>
    <dc:date>2013-10-31T10:25:40</dc:date>
    <meta:editing-duration>PT12H53M47S</meta:editing-duration>
    <meta:generator>OpenOffice.org/3.3$Unix OpenOffice.org_project/330m20$Build-9567</meta:generator>
    <dc:creator>Steffen Schweneker</dc:creator>
    <meta:document-statistic meta:table-count="2" meta:image-count="1" meta:object-count="0" meta:page-count="8" meta:paragraph-count="145" meta:word-count="1230" meta:character-count="9431"/>
    <meta:user-defined meta:name="AppVersion">14.0000</meta:user-defined>
    <meta:user-defined meta:name="Company">HAW Hamb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